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_20_Shobido_20_1" text:outline-level="1">Ordres des fantassins</text:h>
      <text:p text:style-name="Title_20_Shobido_20_2">« tir appuyé »</text:p>
      <text:p text:style-name="Corpus_20_A">L'unité ne peut pas se déplacer mais peut pivoter sur elle même pendant la phase de mouvement.</text:p>
      <text:p text:style-name="Corpus_20_A">Elle peut : </text:p>
      <text:p text:style-name="Corpus_20_Note"><text:tab/>1. Soit effectuer un « tir d'interception » et tirer durant la phase de mouvement au cours du déplacement d'une unité adverse dont l'initiative est inférieure ou égale à la sienne. </text:p>
      <text:p text:style-name="Corpus_20_Note"><text:tab/>2. Soit tirer au début de la phase de tir, avant les unités en « mouvement » et en « manœuvre » et avant les unités en « tir appuyé » qui ont une valeur d'initiative inférieure à la sienne, et bénéficier alors d'un bonus de +1 pour toucher.</text:p>
      <text:p text:style-name="Corpus_20_A">Elle <text:s/>bénéficie d'un « modificateur de camouflage » de 1 (les unités adverses ont un malus de 1 pour la toucher). </text:p>
      <text:p text:style-name="Title_20_Shobido_20_2">« manœuvre »</text:p>
      <text:p text:style-name="Corpus_20_A">L'unité peut se déplacer de 3ps pendant la phase de mouvement.</text:p>
      <text:p text:style-name="Corpus_20_A">Elle peut :</text:p>
      <text:p text:style-name="Corpus_20_Note"><text:tab/>1. Soit tirer durant la phase de tir de riposte, après les unités en « tir appuyé » et en « mouvement », et avant les unités en « manœuvre » qui ont une valeur d'initiative inférieure à la sienne.</text:p>
      <text:p text:style-name="Corpus_20_Note"><text:tab/>2. Soit effectuer un « mouvement de charge » au début de la phase de corps à corps. </text:p>
      <text:p text:style-name="Corpus_20_A">Elle <text:s/>bénéficie d'un modificateur de camouflage de 2 (les unités adverses ont un malus de 2 pour la toucher).</text:p>
      <text:p text:style-name="Corpus_20_A">Si elle charge, l'unité bénéficie d'un bonus de 2 en CC pour ce tour.</text:p>
      <text:p text:style-name="Title_20_Shobido_20_2">« Mouvement »</text:p>
      <text:p text:style-name="Corpus_20_A">L'unité peut se déplacer de sa capacité de mouvement en « pas » lors de la phase de mouvement. </text:p>
      <text:p text:style-name="Corpus_20_A">Elle peut :</text:p>
      <text:p text:style-name="Corpus_20_Note"><text:tab/>1. Soit tirer durant la phase de tir tactique, après les unités en « tir appuyé » mais avant celles en « manœuvre » et celles en « mouvement » qui ont une valeur d'initiative inférieure à la sienne, avec cependant un malus pour toucher de 1.</text:p>
      <text:p text:style-name="Corpus_20_Note"><text:tab/>2. Soit effectuer un « mouvement de charge » au début de la phase de corps à corps.</text:p>
      <text:p text:style-name="Corpus_20_A">Si elle charge, l'unité bénéficie d'un bonus de 2 à sa CC pour ce tour.</text:p>
      <text:p text:style-name="Title_20_Shobido_20_2">« déplacement »</text:p>
      <text:p text:style-name="Corpus_20_A">L'unité peut se déplacer de sa capacité de mouvement en « pas » additionnée du meilleur résultat parmi 2 jets de D6 (« max(D6;D6) ») pendant la phase de mouvement. </text:p>
      <text:p text:style-name="Corpus_20_A">En revanche l'unité se voit infliger un malus de camouflage de 1 (les unités adverses ont un bonus de 1 pour la toucher).</text:p>
      <text:p text:style-name="Corpus_20_A">L'unité ne peut ni tirer, ni charger.</text:p>
      <text:h text:style-name="Title_20_Shobido_20_1" text:outline-level="1"><text:soft-page-break/>Ordres des véhicules</text:h>
      <text:p text:style-name="Corpus_20_A">Le mouvement d'un véhicule doit être effectué en ligne droite. Les rotations ne peuvent avoir lieu que avant et après le mouvement, selon l'ordre reçu.</text:p>
      <text:p text:style-name="Corpus_20_A">Un véhicule selon son ordre a un minimum et un maximum de déplacement, il doit effectuer un déplacement compris entre ces deux valeurs, même si cela l'amène à effectuer une collision. </text:p>
      <text:p text:style-name="Title_20_Shobido_20_2">« tir appuyé »</text:p>
      <text:p text:style-name="Corpus_20_A">L'unité se déplace d'un nombre de « pas » qui dépend de la classe du blindé pendant la phase de mouvement. Le blindé peut effectuer une rotation avant et après son mouvement. </text:p>
      <text:p text:style-name="Corpus_20_A">Elle peut : </text:p>
      <text:p text:style-name="Corpus_20_Note"><text:tab/>1. Soit effectuer un « tir d'interception » et tirer durant la phase de mouvement au cours du déplacement d'une unité adverse dont l'initiative est inférieure ou égale à la sienne. </text:p>
      <text:p text:style-name="Corpus_20_Note"><text:tab/>2. Soit tirer au début de la phase de tir, avant les unités en « mouvement » et en « manœuvre » et avant les unités en « tir appuyé » qui ont une valeur d'initiative inférieure à la sienne, et bénéficier alors d'un bonus de +1 pour toucher.</text:p>
      <text:p text:style-name="Title_20_Shobido_20_2">« manœuvre »</text:p>
      <text:p text:style-name="Corpus_20_A">L'unité se déplace d'un nombre de « pas » qui dépend de la classe du blindé pendant la phase de mouvement. Le blindé peut effectuer une rotation avant et après son mouvement.</text:p>
      <text:p text:style-name="Corpus_20_A">Elle peut tirer durant la phase de tir de riposte, après les unités en « tir appuyé » et en « mouvement », et avant les unités qui ont une valeur d'initiative inférieure à la sienne.</text:p>
      <text:p text:style-name="Corpus_20_A">Si elle entre en contact avec un blindé et qu'elle dispose d'un éventreur, elle peut tenter un assaut.</text:p>
      <text:p text:style-name="Corpus_20_A">Si elle entre en contact avec un fantassin et qu'elle dispose de la compétence « écrasement », on effectue l'écrasement.</text:p>
      <text:p text:style-name="Corpus_20_A">Si elle entre en contact avec un élément de décors, on effectue pour le véhicule et le décors un « jet de dégâts groupés ».</text:p>
      <text:p text:style-name="Title_20_Shobido_20_2">« Mouvement »</text:p>
      <text:p text:style-name="Corpus_20_A">L'unité se déplace d'un nombre de « pas » qui dépend de la classe du blindé pendant la phase de mouvement. Le blindé peut effectuer une rotation avant son mouvement.</text:p>
      <text:p text:style-name="Corpus_20_A">Elle peut tirer durant la phase de tir tactique, après les unités en « tir appuyé » mais avant celles en « manœuvre » et celles en « mouvement » qui ont une valeur d'initiative inférieure à la sienne, avec cependant un malus pour toucher de 1.</text:p>
      <text:p text:style-name="Corpus_20_A">Si elle entre en contact avec un blindé et qu'elle dispose d'un éventreur, elle peut tenter un assaut.</text:p>
      <text:p text:style-name="Corpus_20_A">Si elle entre en contact avec un fantassin et qu'elle dispose de la compétence « écrasement », on effectue l'écrasement.</text:p>
      <text:p text:style-name="Corpus_20_A">Si elle entre en contact avec un élément de décors, on effectue pour le véhicule et le décors un « jet de dégâts groupés ».</text:p>
      <text:p text:style-name="Corpus_20_A"/>
      <text:h text:style-name="Title_20_Shobido_20_1" text:outline-level="1"><text:soft-page-break/>États des fantassins</text:h>
      <text:p text:style-name="Title_20_Shobido_20_2">« Valide »</text:p>
      <text:p text:style-name="Corpus_20_A">Désigne l'état normal d'un soldat, est « valide » tout soldat présent sur le champs de bataille qui n'est ni « bloqué », ni « au tapis ».</text:p>
      <text:p text:style-name="Corpus_20_A">Un soldat valide peut recevoir un ordre et effectuer les actions qui y sont associées avec les modificateurs qui y sont associés.</text:p>
      <text:p text:style-name="Corpus_20_A">Un soldat valide peut utiliser ses compétences et ses aptitudes.</text:p>
      <text:p text:style-name="Title_20_Shobido_20_2">« Engagé »</text:p>
      <text:p text:style-name="Corpus_20_A">Désigne un état.</text:p>
      <text:p text:style-name="Corpus_20_A">Un soldat « valide » qui est seul en contact socle à socle avec un ou plusieurs ennemis « valides » est <text:s/>« engagé ». </text:p>
      <text:p text:style-name="Corpus_20_A">Tant qu'il est « engagé » un soldat ne peut pas recevoir d'ordre. Les deux seuls actions qu'il peut effectuer sont : </text:p>
      <text:p text:style-name="Corpus_20_Note">1. Combattre en corps à corps.</text:p>
      <text:p text:style-name="Corpus_20_Note">2. Tenter une « esquive ».</text:p>
      <text:p text:style-name="Corpus_20_A">Un soldat « engagé » ne peut pas être pris pour cible par un tir puisque par définition il est en contact socle à socle avec au moins un ennemi « valide ». </text:p>
      <text:p text:style-name="Title_20_Shobido_20_2">« Servant »</text:p>
      <text:p text:style-name="Corpus_20_A">Désigne l'état d'un soldat qui utilise une arme montée sur affut. On signale l'état « servant » par un pion dédié à cet effet.</text:p>
      <text:p text:style-name="Corpus_20_A">Un soldat peut devenir servant durant la phase d'ordre, au moment de la gestion des réserves, s'il est en contact avec un affut.</text:p>
      <text:p text:style-name="Corpus_20_A">Un soldat peut quitter l'état de servant durant la phase d'ordre, au moment de la gestion des réserves.</text:p>
      <text:p text:style-name="Corpus_20_A">Un servant qui est bloqué ou mis au tapis perd automatiquement et immédiatement son état de servant.</text:p>
      <text:p text:style-name="Corpus_20_A">Un servant ne peut recevoir que les ordres « tir appuyé » et « déplacement ». Les servants d'un même affut ne peuvent pas recevoir des ordres différents.</text:p>
      <text:p text:style-name="Title_20_Shobido_20_2">« Bloqué »</text:p>
      <text:p text:style-name="Corpus_20_A">Désigne un état de prostration, qui empêche le soldat de continuer à agir. On signale l'état « bloqué » d'un soldat soit par un pion dédié à cet effet, soit en couchant le soldat sur le dos.</text:p>
      <text:p text:style-name="Corpus_20_A">Un soldat « bloqué » perd l'ordre qu'il possède et jusqu'à ce qu'il soit débloqué il ne peut plus en recevoir.</text:p>
      <text:p text:style-name="Corpus_20_A">Il ne peut effectuer aucune action d'aucune sorte et ne peut utiliser aucune compétence ou aptitude excepté « implacable », mais il effectue un « test de blocage » à la fin de chaque tour durant la phase de déblocage, jusqu'à ce que son état évolue.</text:p>
      <text:p text:style-name="Corpus_20_A">Un soldat bloqué pris pour cible par un tir bénéficie d'un « modificateur de camouflage » de -2 et de -3 s'il bénéficie de la compétence « camouflage ».</text:p>
      <text:p text:style-name="Corpus_20_A">Un soldat bloqué s'il est engagé en corps à corps est automatiquement débloqué et retrouve un état « valide » immédiatement, il combat néanmoins avec un malus de -2 à sa CC pour ce tour.</text:p>
      <text:p text:style-name="Title_20_Shobido_20_2">« Au tapis »</text:p>
      <text:p text:style-name="Corpus_20_A">Désigne un état de souffrance qui ne permet pas le combat mais qui n'exclut pas une éventuelle récupération. On signale l'état « au tapis » d'un soldat soit par un pion dédié à cet effet, soit en couchant le soldat sur le ventre et en lui adjoignant une tache de sang.</text:p>
      <text:p text:style-name="Corpus_20_A">Un soldat « au tapis » perd l'ordre qu'il possède et jusqu'à ce qu'il soit « valide » à nouveau il ne peut plus en recevoir.</text:p>
      <text:p text:style-name="Corpus_20_A">Il ne peut effectuer aucune action d'aucune sorte et ne peut utiliser aucune compétence ou aptitude excepté « endurance » et « drone », mais il effectue un « jet de blessure » à la fin de chaque tour durant la phase de soins, jusqu'à ce que son état évolue.</text:p>
      <text:p text:style-name="Corpus_20_A">Un soldat « au tapis » pris pour cible par un tir bénéficie d'un « modificateur de camouflage » de -2.</text:p>
      <text:p text:style-name="Corpus_20_A"><text:soft-page-break/>Un soldat « au tapis » s'il est engagé en corps à corps est mis « hors combat ».</text:p>
      <text:h text:style-name="Title_20_Shobido_20_1" text:outline-level="1">états des véhicules</text:h>
      <text:p text:style-name="Corpus_20_A">Au fur et a mesure que des dégâts sont infligés aux différents ensemble du blindé, le blindé est affecté par certains états successifs, que sont selon l'ensemble qui subit les dégâts :</text:p>
      <text:p text:style-name="Title_20_Shobido_20_3">équipage</text:p>
      <text:p text:style-name="Title_20_Shobido_20_2">équipage fantôme</text:p>
      <text:p text:style-name="Corpus_20_A">Le blindé doit choisir entre bouger ou tirer, il ne peut jamais effectuer les deux dans un même tour.</text:p>
      <text:p text:style-name="Title_20_Shobido_20_2">équipage détruit</text:p>
      <text:p text:style-name="Corpus_20_A">Le blindé est vidé de ses occupants (sauf ceux transportés dans le cargo qui peuvent y demeurer s'ils le souhaitent), il est inutilisable pour le reste de la bataille, on peut continuer a tirer dessus, mais il ne constitue plus une menace.</text:p>
      <text:p text:style-name="Title_20_Shobido_20_3">arme</text:p>
      <text:p text:style-name="Title_20_Shobido_20_2">arme jumelée détruite</text:p>
      <text:p text:style-name="Corpus_20_A">L'arme perd 50% de son angle de tir.</text:p>
      <text:p text:style-name="Title_20_Shobido_20_2">arme détruite</text:p>
      <text:p text:style-name="Corpus_20_A">L'arme est détruite. Sans réparation possible.</text:p>
      <text:p text:style-name="Title_20_Shobido_20_3">propulsion</text:p>
      <text:p text:style-name="Title_20_Shobido_20_2">Propulsion abimée</text:p>
      <text:p text:style-name="Corpus_20_A">Le blindé perd 50% de son mouvement et des mod de toucher qui y sont associés</text:p>
      <text:p text:style-name="Title_20_Shobido_20_2">Immobilisé</text:p>
      <text:p text:style-name="Corpus_20_A">Le blindé est immobilisé.</text:p>
      <text:p text:style-name="Title_20_Shobido_20_2">propulsion détruite</text:p>
      <text:p text:style-name="Corpus_20_A">Le blindé est immobilisé définitivement. Sans réparation possible.</text:p>
      <text:p text:style-name="Title_20_Shobido_20_3"><text:soft-page-break/>moteur</text:p>
      <text:p text:style-name="Title_20_Shobido_20_2">Moteur abimé</text:p>
      <text:p text:style-name="Corpus_20_A">Le blindé perd 50% de son initiative, et 50% de son mouvement et des mod de toucher qui y sont associés</text:p>
      <text:p text:style-name="Title_20_Shobido_20_2">moteur a l'agonie</text:p>
      <text:p text:style-name="Corpus_20_A">Le blindé perd 100% de son initiative, et 100% de son mouvement et des mod de toucher qui y sont associés</text:p>
      <text:p text:style-name="Title_20_Shobido_20_2">moteur détruit</text:p>
      <text:p text:style-name="Corpus_20_A">Le blindé est immobilisé et perd toute son initiative définitivement. Sans réparation possible.</text:p>
      <text:p text:style-name="Title_20_Shobido_20_3">réservoir</text:p>
      <text:p text:style-name="Title_20_Shobido_20_2">réservoir percé</text:p>
      <text:p text:style-name="Corpus_20_A">Le blindé perd un point de propulsion et de moteur chaque tour jusqu'à réparation au delà de ce marqueur.</text:p>
      <text:p text:style-name="Title_20_Shobido_20_2">réservoir instable</text:p>
      <text:p text:style-name="Corpus_20_A">Placez un marqueur explosion sur le blindé, il effectue un test d'explosion à chaque tour désormais et jusqu'à l'explosion du blindé ou la réparation au delà de ce marqueur.</text:p>
      <text:p text:style-name="Title_20_Shobido_20_2">explosion</text:p>
      <text:p text:style-name="Corpus_20_A">Le blindé explose. Il est entièrement détr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list-style-name="" style:master-page-name="">
      <style:paragraph-properties fo:margin-top="0cm" fo:margin-bottom="0.101cm" fo:text-align="center" style:justify-single-word="false" style:page-number="auto" fo:break-before="column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fo:keep-together="always" style:page-number="auto" fo:padding="0.049cm" fo:border="0.002cm solid #000000" style:shadow="none" fo:keep-with-next="always"/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fo:text-align="center" style:justify-single-word="false" style:page-number="auto" fo:keep-with-next="always"/>
      <style:text-properties fo:text-transform="uppercase" style:font-name="Arial2" fo:font-size="12pt" fo:letter-spacing="0.071cm" fo:font-style="normal" style:text-underline-style="solid" style:text-underline-width="auto" style:text-underline-color="font-color" fo:font-weight="bold" style:text-scale="150%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02cm solid #000000" style:shadow="#808080 0.18cm 0.18cm" style:join-border="false"/>
      <style:text-properties fo:text-transform="uppercase" style:font-name="Copperplate Gothic Bold" fo:font-size="18pt" fo:letter-spacing="0.071cm" style:text-scale="150%"/>
    </style:style>
    <style:style style:name="Corpus_20_B" style:display-name="Corpus B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keep-with-next="auto"/>
      <style:text-properties style:font-name="Sylfaen" fo:font-size="11pt" fo:letter-spacing="-0.018cm" fo:font-style="normal" style:text-scale="125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shadow="none" fo:background-color="transparent" style:writing-mode="lr-tb" style:footnote-max-height="0cm">
        <style:background-image/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02cm solid #000000" fo:padding="0.049cm" style:shadow="none" fo:background-color="transparent" style:dynamic-spacing="true">
          <style:background-image/>
        </style:header-footer-properties>
      </style:header-style>
      <style:footer-style>
        <style:header-footer-properties svg:height="0.9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TITRE_20_EN_20_TETE">Lexique : Ordres et états</text:p>
      </style:header>
      <style:footer>
        <text:p text:style-name="MP1">2 <text:s/>: <text:s/><text:page-number text:select-page="current">4</text:page-number> / <text:page-count>5</text:page-count></text:p>
      </style:footer>
      <style:footer-left>
        <text:p text:style-name="MP2">2 <text:s/>: <text:s/><text:page-number text:select-page="current">4</text:page-number> / <text:page-count>5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5H16M35S</meta:editing-duration>
    <meta:editing-cycles>52</meta:editing-cycles>
    <meta:generator>OpenOffice.org/3.2$Win32 OpenOffice.org_project/320m18$Build-9502</meta:generator>
    <dc:date>2011-05-16T20:19:05.73</dc:date>
    <meta:document-statistic meta:table-count="0" meta:image-count="0" meta:object-count="0" meta:page-count="5" meta:paragraph-count="110" meta:word-count="1772" meta:character-count="9428"/>
    <meta:user-defined meta:name="Info 1"/>
    <meta:user-defined meta:name="Info 2"/>
    <meta:user-defined meta:name="Info 3"/>
    <meta:user-defined meta:name="Info 4"/>
  </office:meta>
</office:document-meta>
</file>